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40p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18pt"/>
    </style:style>
    <style:style style:name="P4" style:family="paragraph"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36pt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text-properties fo:font-size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style:text-position="0% 100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2" xml:id="id1" draw:id="id1" draw:layer="layout" svg:width="19.5cm" svg:height="1.826cm" svg:x="5cm" svg:y="1cm">
          <draw:text-box>
            <text:p text:style-name="P1"><text:span text:style-name="T1">Architettura del computer</text:span></text:p>
          </draw:text-box>
        </draw:frame>
        <draw:frame draw:style-name="gr1" draw:text-style-name="P3" xml:id="id2" draw:id="id2" draw:layer="layout" svg:width="23.5cm" svg:height="4.517cm" svg:x="2cm" svg:y="4cm">
          <draw:text-box>
            <text:p text:style-name="P3">Un computer dal punto di vista hardware è costituito da una o più CPU, dalla memoria centrale e da diversi dispositivi per il trasferimento dati.</text:p>
            <text:p text:style-name="P3">La <text:s/>CPU ha il compito di eseguire le istruzioni di un programma (che deve essere presente in memoria). Durante l'esecuzione del programma, la CPU legge o scrive dati in memoria; il risultato dell'esecuzione dipende dal dato su cui opera e dallo stato interno della CPU stessa, che tiene traccia delle passate operazioni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descend">
                  <anim:set smil:begin="0s" smil:dur="0.002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x" smil:values="x;x" smil:keyTimes="0;1"/>
                  <anim:animate smil:dur="2s" smil:fill="hold" smil:targetElement="id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style-name="gr1" draw:text-style-name="P2" xml:id="id3" draw:id="id3" draw:layer="layout" svg:width="20.5cm" svg:height="1.826cm" svg:x="3.408cm" svg:y="0.722cm">
          <draw:text-box>
            <text:p text:style-name="P1"><text:span text:style-name="T1">Dispositivi periferici</text:span></text:p>
          </draw:text-box>
        </draw:frame>
        <draw:frame draw:style-name="gr3" draw:text-style-name="P3" xml:id="id4" draw:id="id4" draw:layer="layout" svg:width="24cm" svg:height="4.517cm" svg:x="1.5cm" svg:y="2.483cm">
          <draw:text-box>
            <text:list text:style-name="L2">
              <text:list-header>
                <text:p text:style-name="P3">I dispositivi periferici possono essere classificati in:</text:p>
              </text:list-header>
            </text:list>
            <text:p text:style-name="P3"/>
            <text:p text:style-name="P3"><text:tab/>Dispositivi per il trasferimento dati (tastiera, mouse, stampante ecc).</text:p>
            <text:p text:style-name="P3"><text:tab/>Dispositivi per la memorizzazione dei dati(Hard disk, pen drive, floppy ecc).</text:p>
            <text:p text:style-name="P3">I dispositivi per la memorizzazione possono servire, come memoria aggiuntiva alla memoria centrale e come supporto di memorizzazione permanente dei dati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style-name="gr1" draw:text-style-name="P5" xml:id="id5" draw:id="id5" draw:layer="layout" svg:width="22cm" svg:height="9.113cm" svg:x="2.5cm" svg:y="2cm">
          <draw:text-box>
            <text:p text:style-name="P4"><text:span text:style-name="T2">La memoria centrale è costituita da un insieme di celle della stessa ampiezza, dette parole di memoria.</text:span></text:p>
            <text:p text:style-name="P4"><text:span text:style-name="T2">La posizione di una parola costituisce l'indirizzo di quella parola.</text:span></text:p>
            <text:p text:style-name="P4"><text:span text:style-name="T2">L'indirizzo di valore massimo precisa la dimensione della memoria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style-name="gr1" draw:text-style-name="P7" xml:id="id7" draw:id="id7" draw:layer="layout" svg:width="17.5cm" svg:height="1.517cm" svg:x="5cm" svg:y="1.5cm">
          <draw:text-box>
            <text:p text:style-name="P6"><text:span text:style-name="T2">CPU</text:span></text:p>
          </draw:text-box>
        </draw:frame>
        <draw:frame draw:style-name="gr4" draw:text-style-name="P3" xml:id="id6" draw:id="id6" draw:layer="layout" svg:width="27.5cm" svg:height="7cm" svg:x="0.5cm" svg:y="4cm">
          <draw:text-box>
            <text:p text:style-name="P3">L'unità di controllo ha il compito di attivare tutte le azioni necessarie per l'esecuzione delle istruzioni.</text:p>
            <text:p text:style-name="P3">L'esecuzione delle istruzioni coinvolge l'ALU in grado di eseguire operazioni in binario, come sottrazioni, addizioni. Le operazioni eseguite agiscono sui dati contenuti nel registro utente.</text:p>
            <text:p text:style-name="P3">Esistono diversi tipi di registri. I più importanti sono:</text:p>
            <text:p text:style-name="P3">MAR(Memory address register).</text:p>
            <text:p text:style-name="P3">MBR(Memory buffer register).</text:p>
            <text:p text:style-name="P3">Essi hanno il compito di ricevere e trasferire dati dalla CPU alla memoria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6" smil:attributeName="visibility" smil:to="visible"/>
                  <anim:animate smil:dur="1s" smil:fill="hold" smil:targetElement="id6" smil:attributeName="x" smil:values="x-.2;x" smil:keyTimes="0;1"/>
                  <anim:animate smil:dur="1s" smil:fill="hold" smil:targetElement="id6" smil:attributeName="y" smil:values="y;y" smil:keyTimes="0;1"/>
                  <anim:transitionFilter smil:dur="1s" smil:targetElement="id6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plus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style-name="gr1" draw:text-style-name="P9" xml:id="id8" draw:id="id8" draw:layer="layout" svg:width="14cm" svg:height="1.673cm" svg:x="7cm" svg:y="1.5cm">
          <draw:text-box>
            <text:p text:style-name="P8"><text:span text:style-name="T3">Registri</text:span></text:p>
          </draw:text-box>
        </draw:frame>
        <draw:frame draw:style-name="gr1" draw:text-style-name="P3" xml:id="id9" draw:id="id9" draw:layer="layout" svg:width="22.5cm" svg:height="8.072cm" svg:x="2.5cm" svg:y="4cm">
          <draw:text-box>
            <text:p text:style-name="P3">I registri della CPU possono essere suddivisi fra:</text:p>
            <text:p text:style-name="P3"><text:tab/>Registri generali.</text:p>
            <text:p text:style-name="P3"><text:tab/>Registri di stato e di controllo.</text:p>
            <text:p text:style-name="P3">I primi contengono dati o indirizzi di memoria, usati per contenere risultati parziali o calcolo di indirizzi. Un esempio è l'SP (Stack Pointer), che viene modificato da speciali istruzioni di push e pop con le quali è possibile inserire e prelevare dati dallo stack.</text:p>
            <text:p text:style-name="P3"/>
            <text:p text:style-name="P3">I registri di stato e di controllo servono al microprocessore per controllare il proprio funzionamento e per il controllo dei programmi in esecuzione. Un esempio è il registro PSW che contiene vari bit di stato.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8" smil:attributeName="visibility" smil:to="visible"/>
                  <anim:transitionFilter smil:dur="2s" smil:targetElement="id8" smil:type="fanWipe" smil:subtype="centerTop"/>
                </anim:par>
              </anim:par>
              <anim:par smil:begin="2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width*0.70;width" smil:keyTimes="0;1"/>
                  <anim:animate smil:dur="1s" smil:fill="hold" smil:targetElement="id9" smil:attributeName="height" smil:values="height;height" smil:keyTimes="0;1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frame draw:style-name="gr1" draw:text-style-name="P9" xml:id="id10" draw:id="id10" draw:layer="layout" svg:width="14.5cm" svg:height="1.673cm" svg:x="7cm" svg:y="1cm">
          <draw:text-box>
            <text:p text:style-name="P8"><text:span text:style-name="T3">Le istruzioni macchina</text:span></text:p>
          </draw:text-box>
        </draw:frame>
        <draw:frame draw:style-name="gr1" draw:text-style-name="P11" xml:id="id11" draw:id="id11" draw:layer="layout" svg:width="22.5cm" svg:height="13.537cm" svg:x="2cm" svg:y="4cm">
          <draw:text-box>
            <text:p text:style-name="P10"><text:span text:style-name="T4">Ogni processore è dotato di un set di istruzioni.</text:span></text:p>
            <text:p text:style-name="P10"><text:span text:style-name="T4">Ogni istruzione è suddivisa in tre campi. In una istruzione a 32 bit si ha:</text:span></text:p>
            <text:p text:style-name="P10"><text:span text:style-name="T4"><text:tab/></text:span><text:span text:style-name="T4">Codice operativo a 8 bit.</text:span></text:p>
            <text:p text:style-name="P10"><text:span text:style-name="T4"><text:tab/></text:span><text:span text:style-name="T4">Registro a 3 bit.</text:span></text:p>
            <text:p text:style-name="P10"><text:span text:style-name="T4"><text:tab/></text:span><text:span text:style-name="T4">Indirizzo operando a 21 a bit.</text:span></text:p>
            <text:p text:style-name="P10"><text:span text:style-name="T4">Il codice operativo identifica una operazione da eseguire</text:span></text:p>
            <text:p text:style-name="P10"><text:span text:style-name="T4">Il set di istruzione macchina è composto da non più di 2</text:span><text:span text:style-name="T5">8</text:span><text:span text:style-name="T6">=256 istruzioni, non più di 2</text:span><text:span text:style-name="T5">3</text:span><text:span text:style-name="T6">=8 registri utente e con al massimo 2</text:span><text:span text:style-name="T5">21</text:span><text:span text:style-name="T6">=2 Mega di parole di memoria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width+.3;width" smil:keyTimes="0;1"/>
                  <anim:animate smil:dur="1s" smil:fill="hold" smil:targetElement="id10" smil:attributeName="height" smil:values="height;height" smil:keyTimes="0;1"/>
                  <anim:transitionFilter smil:dur="1s" smil:targetElement="id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11" smil:attributeName="visibility" smil:to="visible"/>
                  <anim:animate smil:dur="1s" smil:fill="hold" smil:targetElement="id11" smil:attributeName="width" smil:values="width*0.70;width" smil:keyTimes="0;1"/>
                  <anim:animate smil:dur="1s" smil:fill="hold" smil:targetElement="id11" smil:attributeName="height" smil:values="height;height" smil:keyTimes="0;1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anluca </meta:initial-creator>
    <meta:creation-date>2011-01-23T13:12:35</meta:creation-date>
    <meta:editing-duration>PT1H7M51S</meta:editing-duration>
    <meta:editing-cycles>13</meta:editing-cycles>
    <dc:date>2011-05-12T17:50:13</dc:date>
    <meta:generator>LibreOffice/3.3$Linux LibreOffice_project/330m19$Build-5</meta:generator>
    <meta:document-statistic meta:object-count="44"/>
  </office:meta>
</office:document-meta>
</file>